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2f4e7" officeooo:paragraph-rsid="0012f4e7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8fd8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2f4e7" officeooo:paragraph-rsid="0012f4e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officeooo:rsid="0012f4e7" officeooo:paragraph-rsid="0012f4e7" style:font-name-asian="OzHandicraft BT" style:font-size-asian="16pt" style:font-name-complex="OzHandicraft BT" style:font-size-complex="16pt"/>
    </style:style>
    <style:style style:name="P23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8fd8e" officeooo:paragraph-rsid="0018fd8e" style:font-name-asian="OzHandicraft BT" style:font-size-asian="14pt" style:font-name-complex="OzHandicraft BT" style:font-size-complex="14pt"/>
    </style:style>
    <style:style style:name="P25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7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8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0" style:family="text">
      <style:text-properties fo:color="#000000" style:font-name="NanumGothic" fo:font-size="16pt" fo:font-weight="bold" officeooo:rsid="0012f4e7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officeooo:rsid="001347a6" style:font-size-asian="16pt" style:font-size-complex="16pt"/>
    </style:style>
    <style:style style:name="T12" style:family="text">
      <style:text-properties officeooo:rsid="000ac1f6"/>
    </style:style>
    <style:style style:name="T13" style:family="text">
      <style:text-properties officeooo:rsid="000c7701"/>
    </style:style>
    <style:style style:name="T14" style:family="text">
      <style:text-properties officeooo:rsid="000d5f34"/>
    </style:style>
    <style:style style:name="T15" style:family="text">
      <style:text-properties officeooo:rsid="0012f4e7"/>
    </style:style>
    <style:style style:name="T16" style:family="text">
      <style:text-properties officeooo:rsid="001347a6"/>
    </style:style>
    <style:style style:name="T17" style:family="text">
      <style:text-properties officeooo:rsid="00144242"/>
    </style:style>
    <style:style style:name="T18" style:family="text">
      <style:text-properties officeooo:rsid="00161188"/>
    </style:style>
    <style:style style:name="T19" style:family="text">
      <style:text-properties officeooo:rsid="00175afe"/>
    </style:style>
    <style:style style:name="T20" style:family="text">
      <style:text-properties officeooo:rsid="0018fd8e"/>
    </style:style>
    <style:style style:name="T21" style:family="text">
      <style:text-properties officeooo:rsid="001af5f8"/>
    </style:style>
    <style:style style:name="T22" style:family="text">
      <style:text-properties officeooo:rsid="001cd818"/>
    </style:style>
    <style:style style:name="T23" style:family="text">
      <style:text-properties officeooo:rsid="001e1ad3"/>
    </style:style>
    <style:style style:name="T24" style:family="text">
      <style:text-properties officeooo:rsid="001f7908"/>
    </style:style>
    <style:style style:name="T25" style:family="text">
      <style:text-properties officeooo:rsid="00203a12"/>
    </style:style>
    <style:style style:name="T26" style:family="text">
      <style:text-properties officeooo:rsid="00205b4c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1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5">Mid Spring Mild</text:span> <text:s text:c="64"/></text:p>
      <text:p text:style-name="P8">Brew Date: <text:s text:c="3"/><text:span text:style-name="T15">May1'16</text:span> <text:s text:c="63"/></text:p>
      <text:p text:style-name="P3"><text:span text:style-name="T4">Batch Size:</text:span><text:span text:style-name="T7"> 10 </text:span><text:span text:style-name="T8">gal</text:span><text:span text:style-name="T4"><text:tab/><text:tab/><text:tab/></text:span></text:p>
      <text:p text:style-name="P1"><text:span text:style-name="T4">Target OG/◦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2" draw:style-name="gr1" draw:text-style-name="P25" svg:x1="1.543cm" svg:y1="0.624cm" svg:x2="1.622cm" svg:y2="6.577cm"><text:p/></draw:line><draw:line text:anchor-type="paragraph" draw:z-index="3" draw:style-name="gr1" draw:text-style-name="P25" svg:x1="3.29cm" svg:y1="0.462cm" svg:x2="3.369cm" svg:y2="6.415cm"><text:p/></draw:line><text:span text:style-name="T5">Amnt lb/kg <text:s/>Ingredient <text:s text:c="12"/></text:span><text:span text:style-name="T4"><text:s text:c="2"/></text:span></text:p>
      <text:p text:style-name="P22">9 <text:s text:c="2"/># <text:s text:c="4"/>Munich</text:p>
      <text:p text:style-name="P9">2.75 <text:s text:c="4"/># <text:s text:c="4"/>Crystal 20L</text:p>
      <text:p text:style-name="P9">2 <text:s text:c="9"/># <text:s text:c="5"/>Wheat</text:p>
      <text:p text:style-name="P9">2 <text:s text:c="9"/># <text:s text:c="5"/>Bisquit</text:p>
      <text:p text:style-name="P9"><draw:line text:anchor-type="paragraph" draw:z-index="5" draw:style-name="gr1" draw:text-style-name="P25" svg:x1="7.497cm" svg:y1="0.564cm" svg:x2="7.576cm" svg:y2="4.004cm"><text:p/></draw:line>1 <text:s text:c="7"/>tsp <text:s text:c="5"/>NaCl (mash)</text:p>
      <text:p text:style-name="P9">1 <text:s text:c="7"/>Tsp <text:s text:c="5"/>NaCl (sparge)</text:p>
      <text:p text:style-name="P9">5 <text:s text:c="7"/>tsp <text:s text:c="6"/>supercharge</text:p>
      <text:p text:style-name="P9"><text:s text:c="21"/>Irish Moss</text:p>
      <text:p text:style-name="P7"><text:s text:c="21"/><text:span text:style-name="T15">Mauribrew 514</text:span></text:p>
      <text:p text:style-name="P7"/>
      <text:p text:style-name="P7"/>
      <text:p text:style-name="P7"/>
      <text:p text:style-name="P7"/>
      <text:p text:style-name="P7"/>
      <text:p text:style-name="P7">Qt <text:s/>oz/g <text:s text:c="2"/>Hop/Seasoning <text:s text:c="14"/><text:span text:style-name="T12">Time</text:span></text:p>
      <text:p text:style-name="P19"><draw:line text:anchor-type="paragraph" draw:z-index="4" draw:style-name="gr1" draw:text-style-name="P25" svg:x1="2.549cm" svg:y1="0.012cm" svg:x2="2.628cm" svg:y2="3.452cm"><text:p/></draw:line> </text:p>
      <text:p text:style-name="P20">68 <text:s text:c="2"/>g <text:s text:c="11"/>Willamette <text:s text:c="20"/>90 min</text:p>
      <text:p text:style-name="P20">30 <text:s text:c="2"/>g <text:s text:c="12"/>Golding <text:s text:c="24"/><text:span text:style-name="T17">3</text:span>0 min</text:p>
      <text:p text:style-name="P20">30 <text:s text:c="2"/>g <text:s text:c="13"/>Golding <text:s text:c="23"/>15 min </text:p>
      <text:p text:style-name="P2"><text:span text:style-name="T9"><text:s text:c="23"/></text:span><text:span text:style-name="T10">Irish Moss <text:s text:c="21"/>15 min</text:span><text:span text:style-name="T9"> <text:s text:c="27"/></text:span><text:span text:style-name="T4"><text:s text:c="762"/></text:span><text:span text:style-name="T6">Stage <text:s text:c="13"/>Date <text:s text:c="17"/></text:span></text:p>
      <text:p text:style-name="P10">Primary: <text:span text:style-name="T26">May 1</text:span></text:p>
      <text:p text:style-name="P10">Racked: <text:s/><text:span text:style-name="T26">May 6</text:span><text:tab/><text:tab/><text:tab/><text:tab/><text:tab/><text:tab/></text:p>
      <text:p text:style-name="P10">Racked:</text:p>
      <text:p text:style-name="P10">Bottled:<text:tab/><text:tab/><text:tab/><text:tab/><text:tab/><text:tab/></text:p>
      <text:p text:style-name="P10">Kegged:</text:p>
      <text:p text:style-name="P10">Re-Kegged:</text:p>
      <text:p text:style-name="P1"><text:span text:style-name="T6">Purged:</text:span><text:span text:style-name="T3"><text:tab/><text:tab/><text:tab/><text:tab/><text:tab/><text:tab/>Charged:</text:span></text:p>
      <text:p text:style-name="P10"/>
      <text:p text:style-name="P10"/>
      <text:p text:style-name="P10"><text:soft-page-break/>Start Time:<text:span text:style-name="T14"> 7:15</text:span></text:p>
      <text:p text:style-name="P10">Fill mash tun:<text:tab/><text:span text:style-name="T16">Sat</text:span></text:p>
      <text:p text:style-name="P10">Fill sparge kettle: <text:span text:style-name="T16">Sat</text:span><text:tab/><text:tab/><text:tab/><text:tab/><text:tab/></text:p>
      <text:p text:style-name="P10">Fire burners: <text:span text:style-name="T16">7:15</text:span>am</text:p>
      <text:p text:style-name="P10">Heat Mash Tun : Target Temp: 1<text:span text:style-name="T13">50</text:span> <text:s text:c="4"/></text:p>
      <text:p text:style-name="P10">Heat Sparge Kettle: Target Temp: 1<text:span text:style-name="T13">55</text:span></text:p>
      <text:p text:style-name="P10">Target Temp (Mash): 15<text:span text:style-name="T13">0</text:span></text:p>
      <text:p text:style-name="P10">Grind grain: <text:s text:c="3"/><text:span text:style-name="T16">7:55am</text:span></text:p>
      <text:p text:style-name="P10">sparge temp:<text:span text:style-name="T17">151</text:span></text:p>
      <text:p text:style-name="P10">Strike Temp: <text:span text:style-name="T17">150</text:span></text:p>
      <text:p text:style-name="P10">pump temp: <text:s/></text:p>
      <text:p text:style-name="P18">Temp: <text:span text:style-name="T17">148</text:span></text:p>
      <text:p text:style-name="P10"><text:span text:style-name="T17">M</text:span>ash: Duration: <text:span text:style-name="T14">90</text:span> <text:s text:c="6"/>minutes <text:s text:c="7"/></text:p>
      <text:p text:style-name="P10">Start: <text:s text:c="2"/><text:span text:style-name="T17">8:10am</text:span> <text:s text:c="4"/>Finish: <text:span text:style-name="T18">9:40am</text:span></text:p>
      <text:p text:style-name="P10">Heat (to deactivate enzymes)<text:tab/><text:tab/></text:p>
      <text:p text:style-name="P12">Target Temp: 168 <text:s text:c="35"/></text:p>
      <text:p text:style-name="P12"><draw:frame draw:style-name="fr3" draw:name="Object2" text:anchor-type="paragraph" svg:x="9.428cm" svg:y="0.31cm" svg:width="11.522cm" svg:height="8.999cm" draw:z-index="6"><draw:object xlink:href="./Object 3" xlink:type="simple" xlink:show="embed" xlink:actuate="onLoad"/><draw:image xlink:href="./ObjectReplacements/Object 3" xlink:type="simple" xlink:show="embed" xlink:actuate="onLoad"/></draw:frame>Start: <text:span text:style-name="T18">9:40am</text:span> <text:s text:c="6"/></text:p>
      <text:p text:style-name="P12"/>
      <text:p text:style-name="P10">Finish: <text:s/><text:span text:style-name="T19">10:00</text:span></text:p>
      <text:p text:style-name="P10">Heat Sparge H20 (Target175◦) <text:s text:c="7"/></text:p>
      <text:p text:style-name="P13">Sparge: </text:p>
      <text:p text:style-name="P13">Start: <text:s/><text:span text:style-name="T19">10:00am</text:span></text:p>
      <text:p text:style-name="P16">Finish: <text:span text:style-name="T20">10:44am </text:span></text:p>
      <text:p text:style-name="P16">Wort collected: <text:s text:c="2"/><text:span text:style-name="T20">full kettle+9qts</text:span></text:p>
      <text:p text:style-name="P10">Boil : Burner On: <text:s/><text:span text:style-name="T19">10:21</text:span></text:p>
      <text:p text:style-name="P10">Rolling Boil: <text:s text:c="2"/><text:span text:style-name="T20">10:55</text:span> </text:p>
      <text:p text:style-name="P14">Hops In: <text:span text:style-name="T21">11:10</text:span> <text:s text:c="20"/></text:p>
      <text:p text:style-name="P17">Hops In: <text:s/><text:span text:style-name="T21">12:10</text:span> </text:p>
      <text:p text:style-name="P24">Hops in: 12:25</text:p>
      <text:p text:style-name="P17"><text:span text:style-name="T20">Irish moss in:</text:span> <text:s/><text:span text:style-name="T22">12:25</text:span> <text:s/></text:p>
      <text:p text:style-name="P14">Duration: 90 min <text:s/></text:p>
      <text:p text:style-name="P14">Start: <text:s/><text:span text:style-name="T22">11:10</text:span></text:p>
      <text:p text:style-name="P10">Finish: <text:s/><text:span text:style-name="T22">12:40pm</text:span> <text:s text:c="4"/></text:p>
      <text:p text:style-name="P10">Burner Off: <text:span text:style-name="T22">12:40</text:span></text:p>
      <text:p text:style-name="P10">Rest 15 min <text:s text:c="7"/></text:p>
      <text:p text:style-name="P15">Start: <text:s/><text:span text:style-name="T22">12:55pm</text:span></text:p>
      <text:p text:style-name="P15">Finish: <text:s text:c="2"/><text:span text:style-name="T25">1:25pm</text:span> </text:p>
      <text:p text:style-name="P10">OG : <text:s text:c="2"/><text:span text:style-name="T23">1:044</text:span></text:p>
      <text:p text:style-name="P11">Yeast: <text:span text:style-name="T11">Mauribrew 514</text:span> <text:s/></text:p>
      <text:p text:style-name="P10">Irish Moss</text:p>
      <text:p text:style-name="P5">Notes: <text:span text:style-name="T24">smooth no gremlins at work/ centre burner under sparge kettle needs attention/ orifice?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5-06T21:28:03.707240139</dc:date>
    <meta:editing-duration>PT5H32M42S</meta:editing-duration>
    <meta:editing-cycles>16</meta:editing-cycles>
    <meta:document-statistic meta:table-count="0" meta:image-count="0" meta:object-count="3" meta:page-count="2" meta:paragraph-count="68" meta:word-count="217" meta:character-count="2663" meta:non-whitespace-character-count="10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4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21cm" svg:height="8.999cm" xlink:href="." xlink:type="simple" chart:class="chart:line" chart:style-name="ch1">
        <chart:title svg:x="3.243cm" svg:y="0.315cm" chart:style-name="ch2">
          <text:p>Mid-Spring Mild May1'16</text:p>
        </chart:title>
        <chart:legend chart:legend-position="end" svg:x="8.854cm" svg:y="3.702cm" style:legend-expansion="high" chart:style-name="ch3"/>
        <chart:plot-area chart:style-name="ch4" chart:data-source-has-labels="both" svg:x="1.241cm" svg:y="1.299cm" svg:width="7.383cm" svg:height="6.54cm">
          <chartooo:coordinate-region svg:x="2.392cm" svg:y="1.498cm" svg:width="6.232cm" svg:height="5.296cm"/>
          <chart:axis chart:dimension="x" chart:name="primary-x" chart:style-name="ch5" chartooo:axis-type="auto">
            <chartooo:date-scale/>
            <chart:title svg:x="4.57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55">
                <text:p>1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">
                <text:p>159</text:p>
              </table:table-cell>
              <table:table-cell office:value-type="float" office:value="168">
                <text:p>16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">
                <text:p>168</text:p>
              </table:table-cell>
              <table:table-cell office:value-type="float" office:value="179">
                <text:p>17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